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solid" draw:fill-color="#ffffff" draw:textarea-horizontal-align="justify" draw:textarea-vertical-align="middle" draw:auto-grow-height="false" fo:min-height="8.894cm" fo:min-width="12.835cm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 fo:min-height="1.274cm" fo:min-width="11.438cm"/>
    </style:style>
    <style:style style:name="gr3" style:family="graphic" style:parent-style-name="standard">
      <style:graphic-properties svg:stroke-color="#99ff66" draw:fill="solid" draw:fill-color="#ffffff" draw:textarea-horizontal-align="justify" draw:textarea-vertical-align="middle" draw:auto-grow-height="false" fo:min-height="4.957cm" fo:min-width="11.438cm"/>
    </style:style>
    <style:style style:name="gr4" style:family="graphic" style:parent-style-name="standard">
      <style:graphic-properties draw:stroke="none" svg:stroke-color="#000000" draw:fill="none" draw:fill-color="#ffffff" fo:min-height="3.306cm"/>
    </style:style>
    <style:style style:name="gr5" style:family="graphic" style:parent-style-name="standard">
      <style:graphic-properties svg:stroke-color="#ff6600" draw:fill-color="#ffffff" draw:textarea-horizontal-align="justify" draw:textarea-vertical-align="middle" draw:auto-grow-height="false" fo:min-height="10.037cm" fo:min-width="6.595cm"/>
    </style:style>
    <style:style style:name="gr6" style:family="graphic" style:parent-style-name="standard">
      <style:graphic-properties svg:stroke-color="#ffff00" draw:fill-color="#ffffff" draw:textarea-horizontal-align="justify" draw:textarea-vertical-align="middle" draw:auto-grow-height="false" fo:min-height="2.417cm" fo:min-width="5.979cm"/>
    </style:style>
    <style:style style:name="gr7" style:family="graphic" style:parent-style-name="standard">
      <style:graphic-properties svg:stroke-color="#ffff00" draw:fill-color="#ffffff" draw:textarea-horizontal-align="justify" draw:textarea-vertical-align="middle" draw:auto-grow-height="false" fo:min-height="2.798cm" fo:min-width="5.67cm"/>
    </style:style>
    <style:style style:name="gr8" style:family="graphic" style:parent-style-name="standard">
      <style:graphic-properties svg:stroke-color="#cc0000" draw:fill-color="#ffffff" draw:textarea-horizontal-align="justify" draw:textarea-vertical-align="middle" draw:auto-grow-height="false" fo:min-height="2.418cm" fo:min-width="5.6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78cm" fo:min-width="8.98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8.388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92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svg:stroke-color="#ff00ff" draw:fill-color="#ffffff" draw:textarea-horizontal-align="justify" draw:textarea-vertical-align="middle" draw:auto-grow-height="false" fo:min-height="4.068cm" fo:min-width="3.056cm"/>
    </style:style>
    <style:style style:name="gr15" style:family="graphic" style:parent-style-name="standard">
      <style:graphic-properties svg:stroke-color="#ff6600" draw:fill-color="#ffffff" draw:textarea-horizontal-align="justify" draw:textarea-vertical-align="middle" draw:auto-grow-height="false" fo:min-height="3.179cm" fo:min-width="2.421cm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0.639cm" fo:min-width="2.167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0.766cm" fo:min-width="2.04cm"/>
    </style:style>
    <style:style style:name="gr18" style:family="graphic" style:parent-style-name="standard">
      <style:graphic-properties draw:fill-color="#ffffff" draw:textarea-horizontal-align="justify" draw:textarea-vertical-align="middle" draw:auto-grow-height="false" fo:min-height="0.639cm" fo:min-width="2.04cm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solid" draw:fill-color="#ffffff"/>
      <style:paragraph-properties fo:text-align="start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fo:text-align="center"/>
      <style:text-properties fo:font-style="italic" style:font-style-asian="italic" style:font-style-complex="italic"/>
    </style:style>
    <style:style style:name="P8" style:family="paragraph">
      <loext:graphic-properties draw:fill-color="#ffffff"/>
      <style:paragraph-properties fo:text-align="center"/>
      <style:text-properties fo:font-style="italic"/>
    </style:style>
    <style:style style:name="P9" style:family="paragraph">
      <loext:graphic-properties draw:fill-color="#ffffff"/>
      <style:paragraph-properties fo:text-align="center"/>
      <style:text-properties fo:font-style="normal" style:font-style-asian="normal" style:font-style-complex="normal"/>
    </style:style>
    <style:style style:name="P10" style:family="paragraph">
      <loext:graphic-properties draw:fill="none" draw:fill-color="#ffffff"/>
      <style:text-properties fo:color="#cc0000"/>
    </style:style>
    <style:style style:name="P11" style:family="paragraph">
      <loext:graphic-properties draw:fill="none" draw:fill-color="#ffffff"/>
      <style:text-properties fo:color="#ffff66"/>
    </style:style>
    <style:style style:name="P12" style:family="paragraph">
      <style:text-properties fo:color="#ff6600"/>
    </style:style>
    <style:style style:name="P13" style:family="paragraph">
      <loext:graphic-properties draw:fill="none" draw:fill-color="#ffffff"/>
      <style:text-properties fo:color="#ff6600"/>
    </style:style>
    <style:style style:name="P14" style:family="paragraph">
      <loext:graphic-properties draw:fill-color="#ffffff"/>
      <style:paragraph-properties fo:text-align="center"/>
      <style:text-properties fo:color="#ff6600"/>
    </style:style>
    <style:style style:name="P15" style:family="paragraph">
      <loext:graphic-properties draw:fill="none" draw:fill-color="#ffffff"/>
      <style:text-properties fo:color="#ff33ff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color="#cc0000"/>
    </style:style>
    <style:style style:name="T5" style:family="text">
      <style:text-properties fo:color="#ffff66"/>
    </style:style>
    <style:style style:name="T6" style:family="text">
      <style:text-properties fo:color="#ff33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335cm" svg:height="9.144cm" svg:x="3.667cm" svg:y="2.77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11.938cm" svg:height="1.524cm" svg:x="4.275cm" svg:y="3.613cm">
          <text:p text:style-name="P2">Subject Line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1.938cm" svg:height="5.207cm" svg:x="4.302cm" svg:y="6.08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10.414cm" svg:height="3.556cm" svg:x="4.937cm" svg:y="6.842cm">
          <draw:text-box>
            <text:p>Today I ate some #sugar </text:p>
          </draw:text-box>
        </draw:frame>
        <draw:custom-shape draw:style-name="gr5" draw:text-style-name="P5" draw:layer="layout" svg:width="7.095cm" svg:height="10.287cm" svg:x="3.54cm" svg:y="13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479cm" svg:height="2.667cm" svg:x="3.848cm" svg:y="14.162cm">
          <text:p text:style-name="P6"><text:span text:style-name="T1">grams</text:span></text:p>
          <draw:enhanced-geometry svg:viewBox="0 0 21600 21600" draw:type="rectangle" draw:enhanced-path="M 0 0 L 21600 0 21600 21600 0 21600 0 0 Z N"/>
        </draw:custom-shape>
        <draw:custom-shape draw:style-name="gr7" draw:text-style-name="P8" draw:layer="layout" svg:width="6.17cm" svg:height="3.048cm" svg:x="3.914cm" svg:y="17.291cm">
          <text:p text:style-name="P6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8" draw:text-style-name="P9" draw:layer="layout" svg:width="6.17cm" svg:height="2.668cm" svg:x="3.914cm" svg:y="20.939cm">
          <text:p text:style-name="P6"><text:span text:style-name="T3">+arg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9.489cm" svg:height="5.228cm" svg:x="11.338cm" svg:y="13.87cm">
          <draw:text-box>
            <text:p>The top boxes are user created </text:p>
            <text:p>fields. The “grams” field is a text</text:p>
            <text:p>field. The “time” field is a</text:p>
            <text:p>datetime field. There could be</text:p>
            <text:p>other types of field, which would</text:p>
            <text:p>correspond to their own input</text:p>
            <text:p>widgets.</text:p>
          </draw:text-box>
        </draw:frame>
        <draw:frame draw:style-name="gr10" draw:text-style-name="P4" draw:layer="layout" svg:width="8.888cm" svg:height="1.673cm" svg:x="11.392cm" svg:y="20.182cm">
          <draw:text-box>
            <text:p>+arg will have the user enter</text:p>
            <text:p>the UI for defining a new field.</text:p>
          </draw:text-box>
        </draw:frame>
        <draw:frame draw:style-name="gr11" draw:text-style-name="P10" draw:layer="layout" svg:width="7.112cm" svg:height="1.673cm" svg:x="-3.826cm" svg:y="21.882cm">
          <draw:text-box>
            <text:p><text:span text:style-name="T4">Create New Argument</text:span></text:p>
          </draw:text-box>
        </draw:frame>
        <draw:frame draw:style-name="gr12" draw:text-style-name="P11" draw:layer="layout" svg:width="3.427cm" svg:height="1.673cm" svg:x="-0.018cm" svg:y="15.605cm">
          <draw:text-box>
            <text:p><text:span text:style-name="T5">Argument </text:span></text:p>
            <text:p><text:span text:style-name="T5">Widget</text:span></text:p>
          </draw:text-box>
        </draw:frame>
        <draw:frame draw:style-name="gr13" draw:text-style-name="P13" draw:layer="layout" svg:width="6.454cm" svg:height="0.962cm" svg:x="17.356cm" svg:y="8.177cm">
          <draw:text-box>
            <text:p text:style-name="P12">Enter Data Container</text:p>
          </draw:text-box>
        </draw:frame>
        <draw:custom-shape draw:style-name="gr14" draw:text-style-name="P14" draw:layer="layout" svg:width="3.556cm" svg:height="4.318cm" svg:x="12.354cm" svg:y="6.43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2.921cm" svg:height="3.429cm" svg:x="12.657cm" svg:y="6.869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7" draw:layer="layout" svg:width="2.667cm" svg:height="0.889cm" svg:x="12.784cm" svg:y="7.023cm">
          <text:p text:style-name="P6"><text:span text:style-name="T1">grams</text:span></text:p>
          <draw:enhanced-geometry svg:viewBox="0 0 21600 21600" draw:type="rectangle" draw:enhanced-path="M 0 0 L 21600 0 21600 21600 0 21600 0 0 Z N"/>
        </draw:custom-shape>
        <draw:custom-shape draw:style-name="gr17" draw:text-style-name="P8" draw:layer="layout" svg:width="2.54cm" svg:height="1.016cm" svg:x="12.811cm" svg:y="8.066cm">
          <text:p text:style-name="P6"><text:span text:style-name="T2">time</text:span></text:p>
          <draw:enhanced-geometry svg:viewBox="0 0 21600 21600" draw:type="rectangle" draw:enhanced-path="M 0 0 L 21600 0 21600 21600 0 21600 0 0 Z N"/>
        </draw:custom-shape>
        <draw:custom-shape draw:style-name="gr18" draw:text-style-name="P9" draw:layer="layout" svg:width="2.54cm" svg:height="0.889cm" svg:x="12.811cm" svg:y="9.282cm">
          <text:p text:style-name="P6"><text:span text:style-name="T3">+arg</text:span></text:p>
          <draw:enhanced-geometry svg:viewBox="0 0 21600 21600" draw:type="rectangle" draw:enhanced-path="M 0 0 L 21600 0 21600 21600 0 21600 0 0 Z N"/>
        </draw:custom-shape>
        <draw:frame draw:style-name="gr13" draw:text-style-name="P15" draw:layer="layout" svg:width="6.137cm" svg:height="0.962cm" svg:x="17.137cm" svg:y="6.488cm">
          <draw:text-box>
            <text:p text:style-name="P12"><text:span text:style-name="T6">Enger Data Window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8T20:39:42.167947294</meta:creation-date>
    <dc:date>2016-01-24T17:54:40.001232507</dc:date>
    <meta:editing-duration>PT21M32S</meta:editing-duration>
    <meta:editing-cycles>5</meta:editing-cycles>
    <meta:generator>LibreOffice/4.4.2.2$Linux_X86_64 LibreOffice_project/40m0$Build-2</meta:generator>
    <meta:document-statistic meta:object-count="19"/>
  </office:meta>
</office:document-meta>
</file>